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adornments="Liv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cm" fo:min-width="0cm" fo:padding-top="0.142cm" fo:padding-bottom="0.142cm" fo:padding-left="0.267cm" fo:padding-right="0.26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text-properties style:font-name="DejaVu Sans" fo:font-size="11pt" style:font-size-asian="18pt" style:font-size-complex="18pt"/>
    </style:style>
    <style:style style:name="T1" style:family="text">
      <style:text-properties style:font-name="DejaVu Sans" fo:font-size="11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0.2cm" svg:height="0.2cm" svg:x="4cm" svg:y="10.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4cm" svg:y="10.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2cm" svg:y="1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5cm" svg:y="11.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3.9cm" svg:y="11.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3cm" svg:y="11.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7cm" svg:y="11.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7cm" svg:y="10.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3.8cm" svg:y="1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cm" svg:y="11.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9cm" svg:y="11.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5cm" svg:y="11.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5cm" svg:y="11.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cm" svg:y="12.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4cm" svg:y="12.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3cm" svg:y="13.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7cm" svg:y="13.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7cm" svg:y="12.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cm" svg:y="13.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5cm" svg:y="13.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5cm" svg:y="1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 draw:text-style-name="P2" draw:layer="layout" svg:width="1.074cm" svg:height="0.704cm" svg:x="2.9cm" svg:y="13cm">
          <draw:text-box>
            <text:p><text:span text:style-name="T1">(A)</text:span></text:p>
          </draw:text-box>
        </draw:frame>
        <draw:custom-shape draw:style-name="gr1" draw:text-style-name="P1" draw:layer="layout" svg:width="0.2cm" svg:height="0.2cm" svg:x="4.009cm" svg:y="14.8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409cm" svg:y="14.8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309cm" svg:y="15.2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709cm" svg:y="15.2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709cm" svg:y="14.8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009cm" svg:y="15.3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5.009cm" svg:y="15.2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509cm" svg:y="15.4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 draw:text-style-name="P2" draw:layer="layout" svg:width="1.074cm" svg:height="0.704cm" svg:x="2.909cm" svg:y="14.998cm">
          <draw:text-box>
            <text:p><text:span text:style-name="T1">(B)</text:span></text:p>
          </draw:text-box>
        </draw:frame>
        <draw:custom-shape draw:style-name="gr1" draw:text-style-name="P1" draw:layer="layout" svg:width="0.2cm" svg:height="0.2cm" svg:x="4.209cm" svg:y="15.6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018cm" svg:y="17.2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418cm" svg:y="17.2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318cm" svg:y="17.6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718cm" svg:y="17.6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718cm" svg:y="17.2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018cm" svg:y="17.7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5.018cm" svg:y="17.6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518cm" svg:y="17.8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 draw:text-style-name="P2" draw:layer="layout" svg:width="1.078cm" svg:height="0.704cm" svg:x="2.918cm" svg:y="17.398cm">
          <draw:text-box>
            <text:p><text:span text:style-name="T1">(C)</text:span></text:p>
          </draw:text-box>
        </draw:frame>
        <draw:custom-shape draw:style-name="gr1" draw:text-style-name="P1" draw:layer="layout" svg:width="0.2cm" svg:height="0.2cm" svg:x="4.218cm" svg:y="18.0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0.2cm" svg:height="0.2cm" svg:x="4.418cm" svg:y="16.9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adornments="Liv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3-26T15:09:11.239000000</meta:creation-date>
    <dc:date>2021-03-26T17:57:01.871000000</dc:date>
    <meta:editing-duration>PT2H21M9S</meta:editing-duration>
    <meta:editing-cycles>2</meta:editing-cycles>
    <meta:generator>LibreOffice/6.4.7.2$Windows_X86_64 LibreOffice_project/639b8ac485750d5696d7590a72ef1b496725cfb5</meta:generator>
    <meta:document-statistic meta:object-count="43"/>
  </office:meta>
</office:document-meta>
</file>